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2"/>
    <style:style style:name="P11" style:family="paragraph" style:parent-style-name="Text_20_body" style:master-page-name="">
      <loext:graphic-properties draw:fill="none"/>
      <style:paragraph-properties fo:margin-left="-0.199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T1" style:family="text">
      <style:text-properties officeooo:rsid="001df7f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1pt" style:font-size-asian="21pt" style:font-size-complex="2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tab/><text:tab/><text:tab/><text:tab/><text:tab/></text:span><text:span text:style-name="Strong_20_Emphasis"><text:span text:style-name="T3">SANJAY S</text:span></text:span><text:line-break/>Chennai, Tamil Nadu, India<text:span text:style-name="T1">|</text:span>📞 +91 7339476299 | ✉️ <text:a xlink:type="simple" xlink:href="mailto:sanjaysugumar2005@gmail.com" text:style-name="Internet_20_link" text:visited-style-name="Visited_20_Internet_20_Link">sanjaysugumar2005@gmail.com</text:a><text:line-break/>🔗 LinkedIn: linkedin.com/in/arunkumarsiva98 | 🔗 GitHub: github.com/sanjaysugumar2005</text:p>
      <text:p text:style-name="Horizontal_20_Line"/>
      <text:h text:style-name="Heading_20_2" text:outline-level="2">PROFESSIONAL SUMMARY</text:h>
      <text:p text:style-name="Text_20_body">Aspiring <text:span text:style-name="Strong_20_Emphasis">Python Full Stack Developer</text:span> with hands-on experience building responsive web applications using <text:span text:style-name="Strong_20_Emphasis">Python, React.js, HTML, CSS, and JavaScript</text:span>. Skilled in <text:span text:style-name="Strong_20_Emphasis">REST API integration and PostgreSQL database management</text:span>. Currently expanding knowledge in <text:span text:style-name="Strong_20_Emphasis">Data Science</text:span>, including data analysis and visualization using Python libraries. Passionate about developing scalable applications and solving real-world problems using technology.</text:p>
      <text:p text:style-name="Horizontal_20_Line"/>
      <text:h text:style-name="Heading_20_2" text:outline-level="2">TECH STACK</text:h>
      <text:p text:style-name="Text_20_body">Python • React.js • JavaScript • HTML5 • CSS3 • PostgreSQL • Git • REST APIs • Pandas • NumPy • Matplotlib • Linux</text:p>
      <text:p text:style-name="Horizontal_20_Line"/>
      <text:h text:style-name="Heading_20_2" text:outline-level="2">EDUCATION</text:h>
      <text:p text:style-name="Text_20_body"><text:span text:style-name="Strong_20_Emphasis">Bachelor of Computer Applications (BCA) – Pursuing</text:span><text:line-break/>AM Jain College, Chennai, Tamil Nadu | Expected Graduation: 2026</text:p>
      <text:p text:style-name="Text_20_body"><text:span text:style-name="Strong_20_Emphasis">Higher Secondary Certificate (HSC)</text:span><text:line-break/>Tamil Nadu State Board – Krishnaswamy School | 2023</text:p>
      <text:p text:style-name="Horizontal_20_Line"/>
      <text:h text:style-name="Heading_20_2" text:outline-level="2">TRAINING &amp; CERTIFICATION</text:h>
      <text:p text:style-name="Text_20_body"><text:span text:style-name="Strong_20_Emphasis">Python Full Stack Developer Training</text:span><text:line-break/>Payilagam Software Training Institute, Chennai</text:p>
      <text:p text:style-name="Horizontal_20_Line"/>
      <text:h text:style-name="Heading_20_2" text:outline-level="2">ADDITIONAL</text:h>
      <text:p text:style-name="Text_20_body"><text:span text:style-name="Strong_20_Emphasis">Languages:</text:span> English, Tamil<text:line-break/><text:span text:style-name="Strong_20_Emphasis">Strengths:</text:span> Problem Solving • Quick Learner • Team Collaboration • Continuous Learning</text:p>
      <text:p text:style-name="P1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20:32:53.815163616</meta:creation-date>
    <dc:date>2026-03-12T20:38:45.797919428</dc:date>
    <meta:editing-duration>PT5M52S</meta:editing-duration>
    <meta:editing-cycles>1</meta:editing-cycles>
    <meta:document-statistic meta:table-count="0" meta:image-count="0" meta:object-count="0" meta:page-count="1" meta:paragraph-count="12" meta:word-count="157" meta:character-count="1186" meta:non-whitespace-character-count="1034"/>
    <meta:generator>LibreOffice/24.2.7.2$Linux_X86_64 LibreOffice_project/420$Build-2</meta:generator>
  </office:meta>
</office:document-meta>
</file>